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Mono" officeooo:rsid="000fb952" officeooo:paragraph-rsid="000fb952"/>
    </style:style>
    <style:style style:name="P2" style:family="paragraph" style:parent-style-name="Standard">
      <style:paragraph-properties fo:text-align="start" style:justify-single-word="false"/>
      <style:text-properties style:font-name="Liberation Mono" officeooo:rsid="000fb952" officeooo:paragraph-rsid="000fb952"/>
    </style:style>
    <style:style style:name="P3" style:family="paragraph" style:parent-style-name="Standard">
      <style:paragraph-properties fo:text-align="start" style:justify-single-word="false"/>
      <style:text-properties style:font-name="Liberation Mono" officeooo:rsid="0011641d" officeooo:paragraph-rsid="0011641d"/>
    </style:style>
    <style:style style:name="T1" style:family="text">
      <style:text-properties officeooo:rsid="0011641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style:text-underline-style="none" fo:font-weight="bold" officeooo:rsid="0012ddc2"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2ddc2" style:font-weight-asian="normal" style:font-weight-complex="normal"/>
    </style:style>
    <style:style style:name="T7" style:family="text">
      <style:text-properties officeooo:rsid="001457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text:span text:style-name="T7">2</text:span>: Turtlebot, ROS Basic and rosp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Kevin Le</text:p>
      <text:p text:style-name="P1">861299972</text:p>
      <text:p text:style-name="P1">Morgan Lytle</text:p>
      <text:p text:style-name="P1">861208218</text:p>
      <text:p text:style-name="P1">EE 144</text:p>
      <text:p text:style-name="P2"><text:soft-page-break/><text:span text:style-name="T2">Code Explanation (Square)</text:span><text:span text:style-name="T3">:</text:span> We have an if condition where if the counter were to equal 100. The reason for this is because 10 hertz is equal to 0.1 seconds, <text:span text:style-name="T1">so that means for 100 hertz, that will amount to 10 seconds. If the condition is met, then we have the turtle bot turn 90 degrees and our counter 2 to increment. The reason we have a second counter is because we want it both the first and second counter to reset when the turtle bot turns 90 degrees. In our else statement, it is just an increment of our first counter to keep track of the 10 seconds.</text:span></text:p>
      <text:p text:style-name="P2"/>
      <text:p text:style-name="P3"><text:span text:style-name="T2">Code Explanation (Circle)</text:span><text:span text:style-name="T3">:</text:span><text:span text:style-name="T5"> In this code, we used the angular velocity formulas: </text:span><text:span text:style-name="T4">angle velosity</text:span><text:span text:style-name="T3"> = position angle/time</text:span><text:span text:style-name="T5"> and </text:span><text:span text:style-name="T4">linear velocity = angular velocity*radius of circle</text:span><text:span text:style-name="T5">. </text:span><text:span text:style-name="T6">The reason why we have the variable anglePosition set to 2*pi is because we want the turtle bot to constantly go in a circle. Our goal is to have the turtle bot complete the circle within 30 seconds which is what we have our time set to. There is no usage of spin rate, so there is no need for a manipulation of time like in the square exercise. The radius of the circle we want is 3 meters so we have our radius variable set to 3. Then through plugging our variables into the first formula, we can find the linear velocity and the angular velocity needed.</text:span></text:p>
      <text:p text:style-name="P2"/>
      <text:p text:style-name="P2">1. The trajectory is not the same in theory for the square, but it does for the circle. For the square, the turtle bot does not move in straight line. This means that it does not make a perfect square. This is <text:span text:style-name="T7">most likely due to … . While for the circle, it is constantly turning slightly in a certain matter where it fits all the conditions that was displayed in the formula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5T13:25:51.749472640</meta:creation-date>
    <dc:date>2018-10-15T14:14:39.819917918</dc:date>
    <meta:editing-duration>PT7M17S</meta:editing-duration>
    <meta:editing-cycles>1</meta:editing-cycles>
    <meta:document-statistic meta:table-count="0" meta:image-count="0" meta:object-count="0" meta:page-count="2" meta:paragraph-count="9" meta:word-count="329" meta:character-count="1746" meta:non-whitespace-character-count="1425"/>
    <meta:generator>LibreOffice/5.1.6.2$Linux_X86_64 LibreOffice_project/10m0$Build-2</meta:generator>
  </office:meta>
</office:document-meta>
</file>